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700000282E36B132F0130BC19.png" manifest:media-type="image/png"/>
  <manifest:file-entry manifest:full-path="Pictures/10000201000003BA000001785A8DC0D399A5D2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5.164cm" svg:height="16.987cm" svg:x="1.236cm" svg:y="1.613cm">
          <draw:image xlink:href="Pictures/10000201000003B700000282E36B132F0130BC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1" draw:text-style-name="P1" draw:layer="layout" svg:width="25.243cm" svg:height="9.948cm" svg:x="1.4cm" svg:y="3.4cm">
          <draw:image xlink:href="Pictures/10000201000003BA000001785A8DC0D399A5D2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5:49:40.385000000</meta:creation-date>
    <dc:date>2016-05-02T15:50:44.444000000</dc:date>
    <meta:editing-duration>PT1M4S</meta:editing-duration>
    <meta:editing-cycles>1</meta:editing-cycles>
    <meta:document-statistic meta:object-count="27"/>
    <meta:generator>LibreOffice/5.0.5.2$Windows_x86 LibreOffice_project/55b006a02d247b5f7215fc6ea0fde844b30035b3</meta:generator>
  </office:meta>
</office:document-meta>
</file>